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woje Imię</text:span><text:span text:style-name="T1"><text:line-break/></text:span><text:span text:style-name="T1">wypisane w sercu mym</text:span><text:span text:style-name="T1"><text:line-break/></text:span><text:span text:style-name="T1">A Twój Duch</text:span><text:span text:style-name="T1"><text:line-break/></text:span><text:span text:style-name="T1">pozwala ustom wyznać, ż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steś Panem mym</text:span><text:span text:style-name="T1"><text:line-break/></text:span><text:span text:style-name="T1">i Królem dziś</text:span><text:span text:style-name="T1"><text:line-break/></text:span><text:span text:style-name="T1">Jezu prowadź mnie</text:span><text:span text:style-name="T1"><text:line-break/></text:span><text:span text:style-name="T1">w Duchu Swym /x2</text:span><text:span text:style-name="T1"><text:line-break/></text:span><text:span text:style-name="T1">Więc nie zawstydzę się</text:span><text:span text:style-name="T1"><text:line-break/></text:span><text:span text:style-name="T1">nie będę lękał się,</text:span><text:span text:style-name="T1"><text:line-break/></text:span><text:span text:style-name="T1">alleluja</text:span><text:span text:style-name="T1"><text:line-break/></text:span><text:span text:style-name="T1">Bo Twoje Imię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0T16:24:48</meta:creation-date>
    <dc:creator>Rafał Talacha</dc:creator>
    <dc:date>2009-02-01T13:01:57</dc:date>
    <dc:language>pl-PL</dc:language>
    <meta:editing-cycles>5</meta:editing-cycles>
    <meta:editing-duration>PT3M3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